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a7a73" draw:marker-start-width="0.438cm" draw:marker-end-width="0.438cm" draw:fill="solid" draw:fill-color="#eeeeee" draw:opacity="0%" draw:opacity-name="" draw:textarea-horizontal-align="justify" draw:textarea-vertical-align="middle" draw:auto-grow-height="false" fo:min-height="4.625cm" fo:min-width="5.394cm" fo:padding-top="0.204cm" fo:padding-bottom="0.204cm" fo:padding-left="0.329cm" fo:padding-right="0.329cm"/>
    </style:style>
    <style:style style:name="gr2" style:family="graphic" style:parent-style-name="standard">
      <style:graphic-properties svg:stroke-width="0.106cm" svg:stroke-color="#0a7a73" draw:marker-start-width="0.358cm" draw:marker-end-width="0.358cm" draw:stroke-linejoin="round" svg:stroke-linecap="round" draw:fill="solid" draw:fill-color="#eeeeee" draw:textarea-horizontal-align="justify" draw:textarea-vertical-align="middle" draw:auto-grow-height="false" fo:min-height="0.88cm" fo:min-width="2.899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svg:stroke-color="#0a7a73" draw:marker-start-width="0.358cm" draw:marker-end-width="0.358cm" draw:stroke-linejoin="round" svg:stroke-linecap="round" draw:fill="solid" draw:fill-color="#eeeeee" draw:textarea-horizontal-align="justify" draw:textarea-vertical-align="middle" draw:auto-grow-height="false" fo:min-height="0.411cm" fo:min-width="1.918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0a7a73" draw:marker-start-width="0.358cm" draw:marker-end-width="0.358cm" draw:stroke-linejoin="round" svg:stroke-linecap="round" draw:fill="solid" draw:fill-color="#eeeeee" draw:textarea-horizontal-align="justify" draw:textarea-vertical-align="middle" draw:auto-grow-height="false" fo:min-height="0.411cm" fo:min-width="1.919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svg:stroke-color="#0a7a73" draw:marker-start-width="0.358cm" draw:marker-end-width="0.358cm" draw:stroke-linejoin="round" svg:stroke-linecap="round" draw:fill="solid" draw:fill-color="#eeeeee" draw:textarea-horizontal-align="justify" draw:textarea-vertical-align="middle" draw:auto-grow-height="false" fo:min-height="0.41cm" fo:min-width="1.918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svg:stroke-color="#0a7a73" draw:marker-start-width="0.358cm" draw:marker-end-width="0.358cm" draw:stroke-linejoin="round" svg:stroke-linecap="round" draw:fill="solid" draw:fill-color="#eeeeee" draw:textarea-horizontal-align="justify" draw:textarea-vertical-align="middle" draw:auto-grow-height="false" fo:min-height="0.917cm" fo:min-width="2.68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svg:stroke-width="0.106cm" svg:stroke-color="#0a7a73" draw:marker-start-width="0.358cm" draw:marker-end-width="0.358cm" draw:stroke-linejoin="round" svg:stroke-linecap="round" draw:fill="solid" draw:fill-color="#eeeeee" draw:textarea-horizontal-align="justify" draw:textarea-vertical-align="middle" draw:auto-grow-height="false" fo:min-height="0.409cm" fo:min-width="1.919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svg:stroke-width="0.106cm" svg:stroke-color="#0a7a73" draw:marker-start-width="0.358cm" draw:marker-end-width="0.358cm" draw:stroke-linejoin="round" svg:stroke-linecap="round" draw:fill="solid" draw:fill-color="#eeeeee" draw:textarea-horizontal-align="justify" draw:textarea-vertical-align="middle" draw:auto-grow-height="false" fo:min-height="0.884cm" fo:min-width="2.755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svg:stroke-width="0.106cm" svg:stroke-color="#0a7a73" draw:marker-start-width="0.358cm" draw:marker-end-width="0.358cm" draw:stroke-linejoin="round" svg:stroke-linecap="round" draw:fill="solid" draw:fill-color="#eeeeee" draw:textarea-horizontal-align="justify" draw:textarea-vertical-align="middle" draw:auto-grow-height="false" fo:min-height="0.41cm" fo:min-width="2.428cm" fo:padding-top="0.177cm" fo:padding-bottom="0.177cm" fo:padding-left="0.302cm" fo:padding-right="0.302cm"/>
      <style:paragraph-properties style:writing-mode="lr-tb"/>
    </style:style>
    <style:style style:name="P1" style:family="paragraph">
      <loext:graphic-properties draw:fill="solid" draw:fill-color="#eeeeee" draw:opacity="0%"/>
      <style:paragraph-properties fo:margin-top="0.9cm" fo:margin-bottom="0.9cm" fo:text-align="center"/>
      <style:text-properties fo:font-size="8pt"/>
    </style:style>
    <style:style style:name="P2" style:family="paragraph">
      <style:paragraph-properties fo:margin-top="0.9cm" fo:margin-bottom="0.9cm" fo:text-align="center"/>
      <style:text-properties style:font-name="Roboto Condensed" fo:font-size="12pt" fo:font-style="normal" fo:font-weight="bold" style:font-size-asian="24pt" style:font-size-complex="24pt"/>
    </style:style>
    <style:style style:name="P3" style:family="paragraph">
      <loext:graphic-properties draw:fill="solid" draw:fill-color="#eeeeee"/>
      <style:paragraph-properties fo:margin-top="0.9cm" fo:margin-bottom="0.9cm" fo:text-align="center"/>
      <style:text-properties style:font-name="Roboto Condensed" fo:font-size="12pt" fo:font-style="normal" fo:font-weight="bold" style:font-size-asian="24pt" style:font-size-complex="24pt"/>
    </style:style>
    <style:style style:name="P4" style:family="paragraph">
      <style:paragraph-properties fo:margin-top="0.9cm" fo:margin-bottom="0.9cm" fo:text-align="center"/>
      <style:text-properties style:font-name="Roboto Condensed" fo:font-size="8pt"/>
    </style:style>
    <style:style style:name="P5" style:family="paragraph">
      <loext:graphic-properties draw:fill="solid" draw:fill-color="#eeeeee"/>
      <style:paragraph-properties fo:margin-top="0.9cm" fo:margin-bottom="0.9cm" fo:text-align="center"/>
      <style:text-properties style:font-name="Roboto Condensed" fo:font-size="8pt"/>
    </style:style>
    <style:style style:name="T1" style:family="text">
      <style:text-properties style:font-name="Roboto Condensed" style:font-size-asian="24pt" style:font-size-complex="24pt"/>
    </style:style>
    <style:style style:name="T2" style:family="text">
      <style:text-properties style:font-name="Roboto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04cm" svg:height="10.065cm" svg:x="4.486cm" svg:y="2.361cm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2" draw:text-style-name="P3" draw:layer="layout" svg:width="3.503cm" svg:height="1.234cm" svg:x="8.797cm" svg:y="1cm">
          <text:p text:style-name="P2"><text:span text:style-name="T1">Physi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522cm" svg:height="0.765cm" svg:x="9.226cm" svg:y="6.056cm">
          <text:p text:style-name="P4"><text:span text:style-name="T2">Materialanalyti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522cm" svg:height="0.765cm" svg:x="14.679cm" svg:y="10.896cm">
          <text:p text:style-name="P4"><text:span text:style-name="T2">Machine 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523cm" svg:height="0.765cm" svg:x="9.302cm" svg:y="3.1cm">
          <text:p text:style-name="P4"><text:span text:style-name="T2">S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522cm" svg:height="0.764cm" svg:x="6.907cm" svg:y="9.878cm">
          <text:p text:style-name="P4"><text:span text:style-name="T2">Mikroskop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284cm" svg:height="1.271cm" svg:x="16.716cm" svg:y="12.45cm">
          <text:p text:style-name="P2"><text:span text:style-name="T1">Informati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523cm" svg:height="0.763cm" svg:x="9.327cm" svg:y="12.044cm">
          <text:p text:style-name="P4"><text:span text:style-name="T2">Data Sci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59cm" svg:height="1.238cm" svg:x="1cm" svg:y="12.55cm">
          <text:p text:style-name="P2"><text:span text:style-name="T1">Material-wissenschaf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522cm" svg:height="0.764cm" svg:x="11.494cm" svg:y="9.878cm">
          <text:p text:style-name="P4"><text:span text:style-name="T2">Software Develo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523cm" svg:height="0.765cm" svg:x="5.913cm" svg:y="7.457cm">
          <text:p text:style-name="P4"><text:span text:style-name="T2">Comp. Material Des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522cm" svg:height="0.765cm" svg:x="3.748cm" svg:y="11.279cm">
          <text:p text:style-name="P4"><text:span text:style-name="T2">Nanosci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032cm" svg:height="0.764cm" svg:x="12.258cm" svg:y="7.355cm">
          <text:p text:style-name="P4"><text:span text:style-name="T2">Physikalisches Machine Learn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1T16:04:19.260973766</meta:creation-date>
    <dc:date>2023-10-13T10:13:16.295323195</dc:date>
    <meta:editing-duration>PT36M43S</meta:editing-duration>
    <meta:editing-cycles>3</meta:editing-cycles>
    <meta:generator>LibreOffice/7.3.7.2$Linux_X86_64 LibreOffice_project/30$Build-2</meta:generator>
    <meta:document-statistic meta:object-count="13"/>
  </office:meta>
</office:document-meta>
</file>